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venir" svg:font-family="Avenir, Helvetica, Arial, sans-serif"/>
    <style:font-face style:name="lato" svg:font-family="lato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color="#535353" style:font-name="Avenir" officeooo:rsid="00422b78" officeooo:paragraph-rsid="00084a27"/>
    </style:style>
    <style:style style:name="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color="#535353" style:font-name="Avenir" officeooo:rsid="004a4d31" officeooo:paragraph-rsid="00084a27"/>
    </style:style>
    <style:style style:name="P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color="#535353" style:font-name="Avenir" officeooo:rsid="004f7fad" officeooo:paragraph-rsid="00084a27"/>
    </style:style>
    <style:style style:name="P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color="#535353" style:font-name="Avenir" officeooo:rsid="0090e548" officeooo:paragraph-rsid="00084a27"/>
    </style:style>
    <style:style style:name="P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style="normal" fo:font-weight="bold" officeooo:paragraph-rsid="00084a27" style:font-style-asian="normal" style:font-weight-asian="bold" style:font-style-complex="normal" style:font-weight-complex="bold"/>
    </style:style>
    <style:style style:name="P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officeooo:paragraph-rsid="00084a27"/>
    </style:style>
    <style:style style:name="T1" style:family="text">
      <style:text-properties fo:font-style="italic" officeooo:rsid="0057d64c" style:font-style-asian="italic" style:font-style-complex="italic"/>
    </style:style>
    <style:style style:name="T2" style:family="text">
      <style:text-properties fo:color="#535353" style:font-name="Avenir" officeooo:rsid="00431310"/>
    </style:style>
    <style:style style:name="T3" style:family="text">
      <style:text-properties fo:color="#535353" style:font-name="Avenir" officeooo:rsid="00ae09a9"/>
    </style:style>
    <style:style style:name="T4" style:family="text">
      <style:text-properties fo:color="#535353" style:font-name="Avenir" officeooo:rsid="004645a3"/>
    </style:style>
    <style:style style:name="T5" style:family="text">
      <style:text-properties fo:color="#535353" style:font-name="Avenir" officeooo:rsid="0043ebf7"/>
    </style:style>
    <style:style style:name="T6" style:family="text">
      <style:text-properties fo:color="#535353" style:font-name="Avenir" officeooo:rsid="004428bc"/>
    </style:style>
    <style:style style:name="T7" style:family="text">
      <style:text-properties fo:color="#535353" style:font-name="Avenir" officeooo:rsid="0045b5d6"/>
    </style:style>
    <style:style style:name="T8" style:family="text">
      <style:text-properties fo:color="#535353" style:font-name="Avenir" fo:font-style="normal" officeooo:rsid="004645a3" style:font-style-asian="normal" style:font-style-complex="normal"/>
    </style:style>
    <style:style style:name="T9" style:family="text">
      <style:text-properties fo:color="#535353" style:font-name="Avenir" officeooo:rsid="0047f735"/>
    </style:style>
    <style:style style:name="T10" style:family="text">
      <style:text-properties fo:color="#535353" style:font-name="Avenir" officeooo:rsid="004a4d31"/>
    </style:style>
    <style:style style:name="T11" style:family="text">
      <style:text-properties fo:color="#535353" style:font-name="Avenir" officeooo:rsid="0049b36b"/>
    </style:style>
    <style:style style:name="T12" style:family="text">
      <style:text-properties fo:color="#535353" style:font-name="Avenir" officeooo:rsid="004c0104"/>
    </style:style>
    <style:style style:name="T13" style:family="text">
      <style:text-properties fo:color="#535353" style:font-name="Avenir" officeooo:rsid="004d4702"/>
    </style:style>
    <style:style style:name="T14" style:family="text">
      <style:text-properties fo:color="#535353" style:font-name="Avenir" officeooo:rsid="004dd511"/>
    </style:style>
    <style:style style:name="T15" style:family="text">
      <style:text-properties fo:color="#535353" style:font-name="Avenir" fo:font-style="italic" officeooo:rsid="004dd511" style:font-style-asian="italic" style:font-style-complex="italic"/>
    </style:style>
    <style:style style:name="T16" style:family="text">
      <style:text-properties fo:color="#535353" style:font-name="Avenir" fo:font-style="italic" officeooo:rsid="0057d64c" style:font-style-asian="italic" style:font-style-complex="italic"/>
    </style:style>
    <style:style style:name="T17" style:family="text">
      <style:text-properties fo:color="#535353" style:font-name="Avenir" fo:font-style="italic" officeooo:rsid="000a8419" style:font-style-asian="italic" style:font-style-complex="italic"/>
    </style:style>
    <style:style style:name="T18" style:family="text">
      <style:text-properties fo:color="#535353" style:font-name="Avenir" fo:font-style="italic" officeooo:rsid="0099ca40" style:font-style-asian="italic" style:font-style-complex="italic"/>
    </style:style>
    <style:style style:name="T19" style:family="text">
      <style:text-properties fo:color="#535353" style:font-name="Avenir" fo:font-style="italic" officeooo:rsid="009173fa" style:font-style-asian="italic" style:font-style-complex="italic"/>
    </style:style>
    <style:style style:name="T20" style:family="text">
      <style:text-properties fo:color="#535353" style:font-name="Avenir" fo:font-style="italic" officeooo:rsid="009383b2" style:font-style-asian="italic" style:font-style-complex="italic"/>
    </style:style>
    <style:style style:name="T21" style:family="text">
      <style:text-properties fo:color="#535353" style:font-name="Avenir" fo:font-style="italic" officeooo:rsid="0095047a" style:font-style-asian="italic" style:font-style-complex="italic"/>
    </style:style>
    <style:style style:name="T22" style:family="text">
      <style:text-properties fo:color="#535353" style:font-name="Avenir" fo:font-style="italic" officeooo:rsid="007efd40" style:font-style-asian="italic" style:font-style-complex="italic"/>
    </style:style>
    <style:style style:name="T23" style:family="text">
      <style:text-properties fo:color="#535353" style:font-name="Avenir" fo:font-style="italic" officeooo:rsid="00750380" style:font-style-asian="italic" style:font-style-complex="italic"/>
    </style:style>
    <style:style style:name="T24" style:family="text">
      <style:text-properties fo:color="#535353" style:font-name="Avenir" officeooo:rsid="004f7fad"/>
    </style:style>
    <style:style style:name="T25" style:family="text">
      <style:text-properties fo:color="#535353" style:font-name="Avenir" officeooo:rsid="0050c753"/>
    </style:style>
    <style:style style:name="T26" style:family="text">
      <style:text-properties fo:color="#535353" style:font-name="Avenir" officeooo:rsid="0052678b"/>
    </style:style>
    <style:style style:name="T27" style:family="text">
      <style:text-properties fo:color="#535353" style:font-name="Avenir" officeooo:rsid="00542bdc"/>
    </style:style>
    <style:style style:name="T28" style:family="text">
      <style:text-properties fo:color="#535353" style:font-name="Avenir" officeooo:rsid="0055f398"/>
    </style:style>
    <style:style style:name="T29" style:family="text">
      <style:text-properties fo:color="#535353" style:font-name="Avenir" officeooo:rsid="0056d7b3"/>
    </style:style>
    <style:style style:name="T30" style:family="text">
      <style:text-properties fo:color="#535353" style:font-name="Avenir" officeooo:rsid="00af66fe"/>
    </style:style>
    <style:style style:name="T31" style:family="text">
      <style:text-properties fo:color="#535353" style:font-name="Avenir" officeooo:rsid="0057d64c"/>
    </style:style>
    <style:style style:name="T32" style:family="text">
      <style:text-properties fo:color="#535353" style:font-name="Avenir" officeooo:rsid="00b0b6ce"/>
    </style:style>
    <style:style style:name="T33" style:family="text">
      <style:text-properties fo:color="#535353" style:font-name="Avenir" officeooo:rsid="004e55bc"/>
    </style:style>
    <style:style style:name="T34" style:family="text">
      <style:text-properties fo:color="#535353" style:font-name="Avenir" officeooo:rsid="005af83c"/>
    </style:style>
    <style:style style:name="T35" style:family="text">
      <style:text-properties fo:color="#535353" style:font-name="Avenir" officeooo:rsid="00678f1a"/>
    </style:style>
    <style:style style:name="T36" style:family="text">
      <style:text-properties fo:color="#535353" style:font-name="Avenir" officeooo:rsid="006a30c2"/>
    </style:style>
    <style:style style:name="T37" style:family="text">
      <style:text-properties fo:color="#535353" style:font-name="Avenir" officeooo:rsid="00690d79"/>
    </style:style>
    <style:style style:name="T38" style:family="text">
      <style:text-properties fo:color="#535353" style:font-name="Avenir" officeooo:rsid="006e0d16"/>
    </style:style>
    <style:style style:name="T39" style:family="text">
      <style:text-properties fo:color="#535353" style:font-name="Avenir" officeooo:rsid="006b92bb"/>
    </style:style>
    <style:style style:name="T40" style:family="text">
      <style:text-properties fo:color="#535353" style:font-name="Avenir" officeooo:rsid="006b9d8e"/>
    </style:style>
    <style:style style:name="T41" style:family="text">
      <style:text-properties fo:color="#535353" style:font-name="Avenir" officeooo:rsid="006d9902"/>
    </style:style>
    <style:style style:name="T42" style:family="text">
      <style:text-properties fo:color="#535353" style:font-name="Avenir" officeooo:rsid="005ea2cf"/>
    </style:style>
    <style:style style:name="T43" style:family="text">
      <style:text-properties fo:color="#535353" style:font-name="Avenir" officeooo:rsid="005c5f29"/>
    </style:style>
    <style:style style:name="T44" style:family="text">
      <style:text-properties fo:color="#535353" style:font-name="Avenir" officeooo:rsid="00650c72"/>
    </style:style>
    <style:style style:name="T45" style:family="text">
      <style:text-properties fo:color="#535353" style:font-name="Avenir" officeooo:rsid="0061e5e7"/>
    </style:style>
    <style:style style:name="T46" style:family="text">
      <style:text-properties fo:color="#535353" style:font-name="Avenir" officeooo:rsid="00741639"/>
    </style:style>
    <style:style style:name="T47" style:family="text">
      <style:text-properties fo:color="#535353" style:font-name="Avenir" officeooo:rsid="007291ab"/>
    </style:style>
    <style:style style:name="T48" style:family="text">
      <style:text-properties fo:color="#535353" style:font-name="Avenir" officeooo:rsid="0073f157"/>
    </style:style>
    <style:style style:name="T49" style:family="text">
      <style:text-properties fo:color="#535353" style:font-name="Avenir" officeooo:rsid="0074a4b1"/>
    </style:style>
    <style:style style:name="T50" style:family="text">
      <style:text-properties fo:color="#535353" style:font-name="Avenir" officeooo:rsid="00750380"/>
    </style:style>
    <style:style style:name="T51" style:family="text">
      <style:text-properties fo:color="#535353" style:font-name="Avenir" officeooo:rsid="007db4f3"/>
    </style:style>
    <style:style style:name="T52" style:family="text">
      <style:text-properties fo:color="#535353" style:font-name="Avenir" officeooo:rsid="0076ecb2"/>
    </style:style>
    <style:style style:name="T53" style:family="text">
      <style:text-properties fo:color="#535353" style:font-name="Avenir" officeooo:rsid="007efd40"/>
    </style:style>
    <style:style style:name="T54" style:family="text">
      <style:text-properties fo:color="#535353" style:font-name="Avenir" officeooo:rsid="007af400"/>
    </style:style>
    <style:style style:name="T55" style:family="text">
      <style:text-properties fo:color="#535353" style:font-name="Avenir" officeooo:rsid="0081840e"/>
    </style:style>
    <style:style style:name="T56" style:family="text">
      <style:text-properties fo:color="#535353" style:font-name="Avenir" officeooo:rsid="00831308"/>
    </style:style>
    <style:style style:name="T57" style:family="text">
      <style:text-properties fo:color="#535353" style:font-name="Avenir" officeooo:rsid="008702de"/>
    </style:style>
    <style:style style:name="T58" style:family="text">
      <style:text-properties fo:color="#535353" style:font-name="Avenir" officeooo:rsid="0087c6de"/>
    </style:style>
    <style:style style:name="T59" style:family="text">
      <style:text-properties fo:color="#535353" style:font-name="Avenir" officeooo:rsid="0089706a"/>
    </style:style>
    <style:style style:name="T60" style:family="text">
      <style:text-properties fo:color="#535353" style:font-name="Avenir" officeooo:rsid="008a679a"/>
    </style:style>
    <style:style style:name="T61" style:family="text">
      <style:text-properties fo:color="#535353" style:font-name="Avenir" officeooo:rsid="008b3ca0"/>
    </style:style>
    <style:style style:name="T62" style:family="text">
      <style:text-properties fo:color="#535353" style:font-name="Avenir" officeooo:rsid="008f8a3d"/>
    </style:style>
    <style:style style:name="T63" style:family="text">
      <style:text-properties fo:color="#535353" style:font-name="Avenir" officeooo:rsid="008ce636"/>
    </style:style>
    <style:style style:name="T64" style:family="text">
      <style:text-properties fo:color="#535353" style:font-name="Avenir" officeooo:rsid="0090e548"/>
    </style:style>
    <style:style style:name="T65" style:family="text">
      <style:text-properties fo:color="#535353" style:font-name="Avenir" officeooo:rsid="00a9e1ba"/>
    </style:style>
    <style:style style:name="T66" style:family="text">
      <style:text-properties fo:color="#535353" style:font-name="Avenir" officeooo:rsid="009173fa"/>
    </style:style>
    <style:style style:name="T67" style:family="text">
      <style:text-properties fo:color="#535353" style:font-name="Avenir" officeooo:rsid="009383b2"/>
    </style:style>
    <style:style style:name="T68" style:family="text">
      <style:text-properties fo:color="#535353" style:font-name="Avenir" officeooo:rsid="0095047a"/>
    </style:style>
    <style:style style:name="T69" style:family="text">
      <style:text-properties fo:color="#535353" style:font-name="Avenir" officeooo:rsid="0098a37c"/>
    </style:style>
    <style:style style:name="T70" style:family="text">
      <style:text-properties fo:color="#535353" style:font-name="Avenir" officeooo:rsid="009c2e87"/>
    </style:style>
    <style:style style:name="T71" style:family="text">
      <style:text-properties fo:color="#535353" style:font-name="Avenir" officeooo:rsid="0099ca40"/>
    </style:style>
    <style:style style:name="T72" style:family="text">
      <style:text-properties fo:color="#535353" style:font-name="Avenir" officeooo:rsid="0008c444"/>
    </style:style>
    <style:style style:name="T73" style:family="text">
      <style:text-properties fo:color="#535353" style:font-name="Avenir" officeooo:rsid="000a8419"/>
    </style:style>
    <style:style style:name="T74" style:family="text">
      <style:text-properties fo:font-variant="normal" fo:text-transform="none" fo:color="#4a4a4a" style:font-name="lato" fo:font-size="12pt" fo:letter-spacing="normal" fo:font-style="normal" fo:font-weight="normal" officeooo:rsid="0099ca40"/>
    </style:style>
    <style:style style:name="T75" style:family="text">
      <style:text-properties fo:font-variant="normal" fo:text-transform="none" fo:color="#4a4a4a" style:font-name="lato" fo:font-size="12pt" fo:letter-spacing="normal" fo:font-style="normal" fo:font-weight="normal" officeooo:rsid="009c2e87"/>
    </style:style>
    <style:style style:name="T76" style:family="text">
      <style:text-properties fo:font-variant="normal" fo:text-transform="none" fo:color="#4a4a4a" style:font-name="lato" fo:font-size="12pt" fo:letter-spacing="normal" fo:font-style="normal" fo:font-weight="normal" officeooo:rsid="009cf075"/>
    </style:style>
    <style:style style:name="T77" style:family="text">
      <style:text-properties fo:font-variant="normal" fo:text-transform="none" fo:color="#4a4a4a" style:font-name="lato" fo:font-size="12pt" fo:letter-spacing="normal" fo:font-style="normal" fo:font-weight="normal" officeooo:rsid="009ea25e"/>
    </style:style>
    <style:style style:name="T78" style:family="text">
      <style:text-properties fo:font-variant="normal" fo:text-transform="none" fo:color="#4a4a4a" style:font-name="lato" fo:font-size="12pt" fo:letter-spacing="normal" fo:font-style="normal" fo:font-weight="normal" officeooo:rsid="00b4749c"/>
    </style:style>
    <style:style style:name="T79" style:family="text">
      <style:text-properties fo:font-variant="normal" fo:text-transform="none" fo:color="#4a4a4a" style:font-name="lato" fo:font-size="12pt" fo:letter-spacing="normal" fo:font-style="normal" style:text-underline-style="none" fo:font-weight="normal" officeooo:rsid="009ea25e"/>
    </style:style>
    <style:style style:name="T80" style:family="text">
      <style:text-properties fo:font-variant="normal" fo:text-transform="none" fo:color="#4a4a4a" style:font-name="lato" fo:font-size="12pt" fo:letter-spacing="normal" fo:font-style="normal" style:text-underline-style="none" fo:font-weight="normal" officeooo:rsid="00a37588"/>
    </style:style>
    <style:style style:name="T81" style:family="text">
      <style:text-properties fo:font-variant="normal" fo:text-transform="none" fo:color="#4a4a4a" style:font-name="lato" fo:font-size="12pt" fo:letter-spacing="normal" fo:font-style="normal" style:text-underline-style="none" fo:font-weight="normal" officeooo:rsid="00a4c856"/>
    </style:style>
    <style:style style:name="T82" style:family="text">
      <style:text-properties fo:font-variant="normal" fo:text-transform="none" fo:color="#4a4a4a" style:font-name="lato" fo:font-size="12pt" fo:letter-spacing="normal" fo:font-style="normal" style:text-underline-style="none" fo:font-weight="normal" officeooo:rsid="00a995b5"/>
    </style:style>
    <style:style style:name="T83" style:family="text">
      <style:text-properties fo:font-variant="normal" fo:text-transform="none" fo:color="#4a4a4a" style:font-name="lato" fo:font-size="12pt" fo:letter-spacing="normal" fo:font-style="normal" style:text-underline-style="none" fo:font-weight="normal" officeooo:rsid="00b4fdac"/>
    </style:style>
    <style:style style:name="T84" style:family="text">
      <style:text-properties fo:font-variant="normal" fo:text-transform="none" fo:color="#4a4a4a" style:font-name="lato" fo:font-size="12pt" fo:letter-spacing="normal" fo:font-style="normal" style:text-underline-style="none" fo:font-weight="normal" officeooo:rsid="00a9e1ba"/>
    </style:style>
    <style:style style:name="T85" style:family="text">
      <style:text-properties fo:font-variant="normal" fo:text-transform="none" fo:color="#4a4a4a" style:font-name="lato" fo:font-size="12pt" fo:letter-spacing="normal" fo:font-style="normal" style:text-underline-style="none" fo:font-weight="normal" officeooo:rsid="00ab9ab9"/>
    </style:style>
    <style:style style:name="T86" style:family="text">
      <style:text-properties fo:font-variant="normal" fo:text-transform="none" fo:color="#4a4a4a" style:font-name="lato" fo:font-size="12pt" fo:letter-spacing="normal" fo:font-style="normal" style:text-underline-style="none" fo:font-weight="normal" officeooo:rsid="00acc04e"/>
    </style:style>
    <style:style style:name="T87" style:family="text">
      <style:text-properties fo:font-variant="normal" fo:text-transform="none" fo:color="#4a4a4a" style:font-name="lato" fo:font-size="12pt" fo:letter-spacing="normal" fo:font-style="normal" style:text-underline-style="none" fo:font-weight="normal" officeooo:rsid="00accd4a"/>
    </style:style>
    <style:style style:name="T88" style:family="text">
      <style:text-properties fo:font-variant="normal" fo:text-transform="none" fo:color="#4a4a4a" style:font-name="lato" fo:font-size="12pt" fo:letter-spacing="normal" fo:font-style="normal" style:text-underline-style="none" fo:font-weight="normal" officeooo:rsid="00adcb94"/>
    </style:style>
    <style:style style:name="T89" style:family="text">
      <style:text-properties fo:font-variant="normal" fo:text-transform="none" fo:color="#4a4a4a" style:font-name="lato" fo:font-size="12pt" fo:letter-spacing="normal" fo:font-style="normal" style:text-underline-style="none" fo:font-weight="normal" officeooo:rsid="00b27a0d"/>
    </style:style>
    <style:style style:name="T90" style:family="text">
      <style:text-properties fo:font-variant="normal" fo:text-transform="none" fo:color="#4a4a4a" style:font-name="lato" fo:font-size="12pt" fo:letter-spacing="normal" fo:font-style="normal" style:text-underline-style="none" fo:font-weight="normal" officeooo:rsid="00ae09a9"/>
    </style:style>
    <style:style style:name="T91" style:family="text">
      <style:text-properties fo:font-variant="normal" fo:text-transform="none" fo:color="#4a4a4a" style:font-name="lato" fo:font-size="12pt" fo:letter-spacing="normal" fo:font-style="italic" style:text-underline-style="none" fo:font-weight="normal" officeooo:rsid="00ae09a9" style:font-style-asian="italic" style:font-style-complex="italic"/>
    </style:style>
    <style:style style:name="T92" style:family="text">
      <style:text-properties fo:font-variant="normal" fo:text-transform="none" fo:color="#4a4a4a" style:font-name="lato" fo:font-size="12pt" fo:letter-spacing="normal" fo:font-style="italic" fo:font-weight="normal" officeooo:rsid="0099ca40" style:font-style-asian="italic" style:font-style-complex="italic"/>
    </style:style>
    <style:style style:name="T93" style:family="text">
      <style:text-properties fo:font-variant="normal" fo:text-transform="none" fo:color="#4a4a4a" style:font-name="lato" fo:font-size="12pt" fo:letter-spacing="normal" fo:font-style="italic" fo:font-weight="normal" officeooo:rsid="009ea25e" style:font-style-asian="italic" style:font-style-complex="italic"/>
    </style:style>
    <style:style style:name="T94" style:family="text">
      <style:text-properties officeooo:rsid="0008c444"/>
    </style:style>
    <style:style style:name="T95" style:family="text">
      <style:text-properties officeooo:rsid="000a841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tt <text:span text:style-name="T1">bara få vara</text:span></text:p>
      <text:p text:style-name="P1"/>
      <text:p text:style-name="P6"><text:span text:style-name="T2">Aldrig har längtan efter att få resa varit så stor som 202</text:span><text:span text:style-name="T3">0</text:span><text:span text:style-name="T2">. </text:span><text:span text:style-name="T4">Att fly från alla måsten och att få leva i nuet. </text:span><text:span text:style-name="T2">Efter nästan ett helt år av restriktioner och nedstängningar, står </text:span><text:span text:style-name="T5">en utlandssemester högt upp på listan. Vi längtar efter att få </text:span><text:span text:style-name="T3">resa iväg</text:span><text:span text:style-name="T5">, se nya miljöer, </text:span><text:span text:style-name="T3">ta in nya intryck,</text:span><text:span text:style-name="T5"> </text:span><text:span text:style-name="T6">njuta av</text:span><text:span text:style-name="T5"> </text:span><text:span text:style-name="T3">den varma </text:span><text:span text:style-name="T5">atmosfären, </text:span><text:span text:style-name="T6">få strosa runt och upptäcka det vackra, det annorlunda, det </text:span><text:span text:style-name="T7">magiska med </text:span><text:span text:style-name="T4">att inte ha några </text:span><text:span text:style-name="T8">deadlines</text:span><text:span text:style-name="T4">,</text:span><text:span text:style-name="T9"> inbokade möten, körningar till </text:span><text:span text:style-name="T10">träningar</text:span><text:span text:style-name="T9">, </text:span><text:span text:style-name="T11">cuper, matcher eller andra </text:span><text:span text:style-name="T10">schemalagda aktiviteter eller åtaganden.</text:span></text:p>
      <text:p text:style-name="P2"/>
      <text:p text:style-name="P6"><text:span text:style-name="T10">V</text:span><text:span text:style-name="T12">i </text:span><text:span text:style-name="T13">vill kunna koppla bort allt som i vanliga fall styr vår</text:span><text:span text:style-name="T3">a</text:span><text:span text:style-name="T13"> liv </text:span><text:span text:style-name="T3">och att</text:span><text:span text:style-name="T13"> kunna ta dagen som den kommer. Att få </text:span><text:span text:style-name="T14">insupa den nya </text:span><text:span text:style-name="T3">omgivningen</text:span><text:span text:style-name="T14"> till fullo, stanna upp och </text:span><text:span text:style-name="T15">bara vara</text:span><text:span text:style-name="T14">; låta sig dras med </text:span><text:span text:style-name="T72">i</text:span><text:span text:style-name="T14"> stadens vimmel, </text:span><text:span text:style-name="T72">i</text:span><text:span text:style-name="T14"> havets brus, </text:span><text:span text:style-name="T72">i</text:span><text:span text:style-name="T14"> </text:span><text:span text:style-name="T24">ortsbornas</text:span><text:span text:style-name="T14"> </text:span><text:span text:style-name="T3">förflyttningar</text:span><text:span text:style-name="T14">. Att få ta morgonkaffet </text:span><text:span text:style-name="T25">på det mysiga caféet </text:span><text:span text:style-name="T17">della piazza</text:span><text:span text:style-name="T73"> </text:span><text:span text:style-name="T26">där vi </text:span><text:span text:style-name="T27">är åskådare, där vi följer </text:span><text:span text:style-name="T28">omgivningens impuls. Vi har ingen tid att passa, ing</text:span><text:span text:style-name="T29">a körningar, inga måsten; tiden står stilla och vi bara njuter av att färdas med </text:span><text:span text:style-name="T3">i </text:span><text:span text:style-name="T30">ortens tempo;</text:span><text:span text:style-name="T29"> </text:span><text:span text:style-name="T73">av att </text:span><text:span text:style-name="T30">bli en del av</text:span><text:span text:style-name="T29"> myllret av </text:span><text:span text:style-name="T3">människor</text:span><text:span text:style-name="T29"> som susar förbi. Vi följer mamman med barnet som </text:span><text:span text:style-name="T73">susar förbi</text:span><text:span text:style-name="T29">, vi följer det förälskade paret som </text:span><text:span text:style-name="T31">fyll</text:span><text:span text:style-name="T30">t</text:span><text:span text:style-name="T31"> av energi och spritter svävar fram, vi ser hur mannen med </text:span><text:span text:style-name="T30">den </text:span><text:span text:style-name="T73">portföljväskan</text:span><text:span text:style-name="T31"> skyndar vidare. </text:span><text:span text:style-name="T29"><text:s/></text:span></text:p>
      <text:p text:style-name="P3"/>
      <text:p text:style-name="P6"><text:span text:style-name="T31">Det är ändå något magiskt med att sitta där på</text:span><text:span text:style-name="T33"> piazzan </text:span><text:span text:style-name="T31">och bara </text:span><text:span text:style-name="T16">få vara</text:span><text:span text:style-name="T31">, bara få </text:span><text:span text:style-name="T34">drömma oss bort, </text:span><text:span text:style-name="T31">vara en passiv betraktare som </text:span><text:span text:style-name="T34">blir en del av allt som utspelar sig denna morgon i den pittoreska lilla byn vi</text:span><text:span text:style-name="T35"> befinner oss i</text:span><text:span text:style-name="T34">. </text:span><text:span text:style-name="T35">Tiden står stilla och timglaset rinner inte ut utan fylls istället </text:span><text:span text:style-name="T36">hela tiden </text:span><text:span text:style-name="T35">på med </text:span><text:span text:style-name="T37">ny</text:span><text:span text:style-name="T38">a impulser</text:span><text:span text:style-name="T37">, </text:span><text:span text:style-name="T39">nya besökare, </text:span><text:span text:style-name="T35">nya flanörer </text:span><text:span text:style-name="T39">som intar </text:span><text:span text:style-name="T40">scenen och </text:span><text:span text:style-name="T41">ingjuter kraft och stuns på en skådeplats som </text:span><text:span text:style-name="T38">bokstavligen sjuder av liv.</text:span><text:span text:style-name="T35"> </text:span><text:span text:style-name="T42">Det höga tempot och </text:span><text:span text:style-name="T43">hårda slitet under året som gått </text:span><text:span text:style-name="T44">sätts</text:span><text:span text:style-name="T45"> plötsligt </text:span><text:span text:style-name="T44">i ett</text:span><text:span text:style-name="T45"> perspektiv, </text:span><text:span text:style-name="T35">synliggörs, </text:span><text:span text:style-name="T46">går i revy</text:span><text:span text:style-name="T35"> </text:span><text:span text:style-name="T47">i kontrast </text:span><text:span text:style-name="T46">till</text:span><text:span text:style-name="T47"> </text:span><text:span text:style-name="T48">de </text:span><text:span text:style-name="T49">skummjölkstoppade, </text:span><text:span text:style-name="T50">underbart doftande </text:span><text:span text:style-name="T23">caffè crema</text:span><text:span text:style-name="T50"> barista</text:span><text:span text:style-name="T51">n</text:span><text:span text:style-name="T50"> </text:span><text:span text:style-name="T52">kommer med på en elegant bricka </text:span><text:span text:style-name="T53">tillsammans med två </text:span><text:span text:style-name="T22">biscotti al limone</text:span><text:span text:style-name="T50">. </text:span><text:span text:style-name="T54">Vi andas in </text:span><text:span text:style-name="T55">torgets lugn</text:span><text:span text:style-name="T56">, </text:span><text:span text:style-name="T57">känner den lätta brisen </text:span><text:span text:style-name="T58">som </text:span><text:span text:style-name="T59">söker sig</text:span><text:span text:style-name="T58"> in från havsbandet </text:span><text:span text:style-name="T59">utanför den lilla stadskärnan; </text:span><text:span text:style-name="T60">luften fylls av </text:span><text:span text:style-name="T61">en blandning av frisk </text:span><text:span text:style-name="T62">saltstänkt </text:span><text:span text:style-name="T63">tång </text:span><text:span text:style-name="T62">som bara </text:span><text:span text:style-name="T64">finns i </text:span><text:span text:style-name="T65">städerna kring</text:span><text:span text:style-name="T64"> Medelhav</text:span><text:span text:style-name="T65">et </text:span><text:span text:style-name="T73">och serveringarnas vällagade rätter</text:span><text:span text:style-name="T64">. </text:span></text:p>
      <text:p text:style-name="P4"/>
      <text:p text:style-name="P6"><text:span text:style-name="T64">E</text:span><text:span text:style-name="T66">n albatross som flugit in över staden vittnar om att dagens första</text:span><text:span text:style-name="T19"> </text:span><text:span text:style-name="T20">pesc</text:span><text:span text:style-name="T21">he </text:span><text:span text:style-name="T20">fresc</text:span><text:span text:style-name="T21">ho</text:span><text:span text:style-name="T68"> </text:span><text:span text:style-name="T69">angjort hamnarna; </text:span><text:span text:style-name="T70">doften av </text:span><text:span text:style-name="T18">merluzzo, </text:span><text:span text:style-name="T92">polpo, sardina, seppia</text:span><text:span text:style-name="T74">...</text:span><text:span text:style-name="T75">söker sig in från kajerna. </text:span><text:span text:style-name="T76">De första lunchgästerna börjar inta</text:span><text:span text:style-name="T75"> </text:span><text:span text:style-name="T76">uteserveringarna </text:span><text:span text:style-name="T77">där </text:span><text:span text:style-name="T78">traditionella</text:span><text:span text:style-name="T77"> rätter som </text:span><text:span text:style-name="T93">insalata caprese</text:span><text:span text:style-name="T77"> och </text:span><text:span text:style-name="T93">maccheroni alla chitarra</text:span><text:span text:style-name="T77"> bärs ut.</text:span><text:span text:style-name="T79"> </text:span><text:span text:style-name="T80">Dofterna av Bougainvillea och Oleanders </text:span></text:p>
      <text:p text:style-name="P6"><text:span text:style-name="T81">blandas med </text:span><text:span text:style-name="T82">friska fläktar </text:span><text:span text:style-name="T83">som sveper in över oss,</text:span><text:span text:style-name="T82"> </text:span><text:span text:style-name="T84">där vi bjuds in att följa </text:span><text:span text:style-name="T85">torgets rörelse vilket nu intagits av nya flanerare, som snabbt tar </text:span><text:span text:style-name="T83">över </text:span><text:span text:style-name="T85">vårt bord då vi reser oss upp och strosar ner mot strandpromenaden som sträcker sig längs med hela Genoabukten. </text:span><text:span text:style-name="T86">Vi</text:span><text:span text:style-name="T87"> blickar ut över </text:span><text:span text:style-name="T83">det</text:span><text:span text:style-name="T87"> </text:span><text:span text:style-name="T88">tindrande, klarblåa vattnet där vi följer havs</text:span><text:span text:style-name="T89">remsan</text:span><text:span text:style-name="T88"> </text:span><text:span text:style-name="T90">som sträcker sig så långt ögat ser.. Tiden står still</text:span><text:span text:style-name="T83">a</text:span><text:span text:style-name="T90">, vi har kopplat bort all</text:span><text:span text:style-name="T83">a de oändliga måsten</text:span><text:span text:style-name="T90"> som stod på den dagliga tablån under 2020. Vi lever i nuet och låter oss föras </text:span><text:span text:style-name="T83">med i ortens händelser </text:span><text:span text:style-name="T90">och </text:span><text:span text:style-name="T83">tillåter oss </text:span><text:span text:style-name="T90">att </text:span><text:span text:style-name="T91">bara vara</text:span><text:span text:style-name="T90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venir" svg:font-family="Avenir, Helvetica, Arial, sans-serif"/>
    <style:font-face style:name="lato" svg:font-family="lato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5-12T23:17:16.307000000</meta:creation-date>
    <dc:date>2021-05-25T13:46:02.342000000</dc:date>
    <meta:editing-duration>PT6M21S</meta:editing-duration>
    <meta:editing-cycles>2</meta:editing-cycles>
    <meta:generator>LibreOffice/6.4.4.2$Windows_X86_64 LibreOffice_project/3d775be2011f3886db32dfd395a6a6d1ca2630ff</meta:generator>
    <meta:document-statistic meta:table-count="0" meta:image-count="0" meta:object-count="0" meta:page-count="1" meta:paragraph-count="6" meta:word-count="536" meta:character-count="3151" meta:non-whitespace-character-count="2617"/>
  </office:meta>
</office:document-meta>
</file>